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2pt" style:font-size-asian="10.5pt" style:font-size-complex="12pt"/>
    </style:style>
    <style:style style:name="P2" style:family="paragraph" style:parent-style-name="Preformatted_20_Text">
      <style:paragraph-properties fo:text-align="center" style:justify-single-word="false"/>
      <style:text-properties fo:font-size="12pt" officeooo:rsid="001438c9" officeooo:paragraph-rsid="001438c9" style:font-size-asian="10.5pt" style:font-size-complex="12pt"/>
    </style:style>
    <style:style style:name="P3" style:family="paragraph" style:parent-style-name="Preformatted_20_Text">
      <style:text-properties fo:font-size="12pt" officeooo:paragraph-rsid="001438c9" style:font-size-asian="10.5pt" style:font-size-complex="12pt"/>
    </style:style>
    <style:style style:name="P4" style:family="paragraph" style:parent-style-name="Preformatted_20_Text">
      <style:paragraph-properties fo:text-align="center" style:justify-single-word="false"/>
      <style:text-properties fo:font-size="12pt" fo:font-weight="bold" officeooo:rsid="001438c9" officeooo:paragraph-rsid="001438c9" style:font-size-asian="10.5pt" style:font-weight-asian="bold" style:font-size-complex="12pt" style:font-weight-complex="bold"/>
    </style:style>
    <style:style style:name="T1" style:family="text">
      <style:text-properties officeooo:rsid="001438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4">Homework 1: Corpus Analysis</text:p>
      <text:p text:style-name="P1"/>
      <text:p text:style-name="P2">Brayden Cloutier</text:p>
      <text:p text:style-name="P1"/>
      <text:p text:style-name="P2">University of Michigan-Flint</text:p>
      <text:p text:style-name="P1"/>
      <text:p text:style-name="P2">ARI-525: Natural Language Processing</text:p>
      <text:p text:style-name="P1"/>
      <text:p text:style-name="P2">[[[Date of Completion he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Dataset</text:p>
      <text:p text:style-name="P3">Describe the dataset you chose and why you think it is interesting/useful to analyze. </text:p>
      <text:p text:style-name="P3"/>
      <text:p text:style-name="P3">How did you collect the data, choose the categories, and split it into “documents”? </text:p>
      <text:p text:style-name="P3"/>
      <text:p text:style-name="P3">Include tables/figures to show the size of your dataset, e.g., a table with the number of documents and the average number of tokens per document, broken down by category.</text:p>
      <text:p text:style-name="P1"/>
      <text:p text:style-name="P1"/>
      <text:p text:style-name="P1"/>
      <text:p text:style-name="P1"/>
      <text:p text:style-name="P4">Methodology</text:p>
      <text:p text:style-name="P1">Describe the steps that you performed and what informed your decisions along the way. For example, if you decided not to lowercase</text:p>
      <text:p text:style-name="P1">the text because it gave your better results at some later stage, include that decision and your reasoning for doing that. This should include your preprocessing steps (in detail, e.g., lowercasing, stemming, etc., do not just say “each document was preprocessed”) and the kinds of analysis that you performed. For any steps that you didn’t implement yourself (e.g., topic modeling), mention which package/library you used.</text:p>
      <text:p text:style-name="P1"/>
      <text:p text:style-name="P1"/>
      <text:p text:style-name="P1"/>
      <text:p text:style-name="P1"/>
      <text:p text:style-name="P4">Results and Analysis</text:p>
      <text:p text:style-name="P1">Present your results as formatted tables/figures (they should not just be listed in the body of a paragraph). This must include at least the results of the required steps, but may also include any other interesting findings you came across (for example, you could</text:p>
      <text:p text:style-name="P3">show the results of topic modeling both with and without a certain prep<text:span text:style-name="T1">r</text:span>ocessing step that you noticed made a large difference in the quality of the results). </text:p>
      <text:p text:style-name="P3"/>
      <text:p text:style-name="P3">For each table/figure, include a description of your main takeaways or findings.</text:p>
      <text:p text:style-name="P1"/>
      <text:p text:style-name="P1"/>
      <text:p text:style-name="P1"/>
      <text:p text:style-name="P1"/>
      <text:p text:style-name="P4">Discussion</text:p>
      <text:p text:style-name="P3">Include 2 subsections in your discussion. </text:p>
      <text:p text:style-name="P3"/>
      <text:p text:style-name="P3">The first should cover what you learned about your dataset – you might imagine that you are describing what your results showed, at a high level, to a friend who doesn’t have NLP experience but is <text:soft-page-break/>interested in the corpus that you chose. </text:p>
      <text:p text:style-name="P3"/>
      <text:p text:style-name="P3">The second subsection should cover what lessons you personally</text:p>
      <text:p text:style-name="P3">learned during the completion of the assignment. </text:p>
      <text:p text:style-name="P3">You might write about finding and processing data, pre<text:span text:style-name="T1">p</text:span>rocessing and its effects on topic modeling results, limitations you noticed with the approaches used, or anything el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2-07T15:11:38.231780436</dc:date>
    <meta:editing-duration>PT7M52S</meta:editing-duration>
    <meta:editing-cycles>1</meta:editing-cycles>
    <meta:document-statistic meta:table-count="0" meta:image-count="0" meta:object-count="0" meta:page-count="3" meta:paragraph-count="22" meta:word-count="340" meta:character-count="2147" meta:non-whitespace-character-count="1822"/>
    <meta:generator>LibreOffice/24.2.7.2$Linux_X86_64 LibreOffice_project/420$Build-2</meta:generator>
  </office:meta>
</office:document-meta>
</file>